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Properties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Properties.parseNextProperty( String value , ParsePosition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seProperties.parseProperties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Properties.ParseProperties( Project project , Collection expanders , GetProperty ge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Properties.parsePropertyName( String value , ParsePosition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Properties.containsPropertie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Properties.g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